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in" fo:margin-bottom="0in" style:contextual-spacing="true" fo:line-height="150%" fo:text-align="justify" style:justify-single-word="false"/>
    </style:style>
    <style:style style:name="P2" style:family="paragraph" style:parent-style-name="List_20_Paragraph">
      <style:paragraph-properties fo:margin-top="0in" fo:margin-bottom="0in" style:contextual-spacing="true" fo:line-height="150%" fo:text-align="justify" style:justify-single-word="false"/>
      <style:text-properties officeooo:paragraph-rsid="002421cf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0af85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8" style:family="paragraph" style:parent-style-name="Standard">
      <style:paragraph-properties fo:margin-left="1.5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0223210"/>
    </style:style>
    <style:style style:name="P9" style:family="paragraph" style:parent-style-name="Standard">
      <style:paragraph-properties fo:margin-left="1.5in" fo:margin-right="0in" fo:margin-top="0in" fo:margin-bottom="0in" style:contextual-spacing="false" fo:line-height="100%" fo:text-align="justify" style:justify-single-word="false" fo:text-indent="0in" style:auto-text-indent="false"/>
      <style:text-properties officeooo:rsid="001ec148" officeooo:paragraph-rsid="001ec148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</style:style>
    <style:style style:name="P11" style:family="paragraph" style:parent-style-name="List_20_Paragraph" style:list-style-name="WWNum1">
      <style:paragraph-properties fo:margin-top="0in" fo:margin-bottom="0in" style:contextual-spacing="true" fo:line-height="150%" fo:text-align="justify" style:justify-single-word="false"/>
    </style:style>
    <style:style style:name="P12" style:family="paragraph" style:parent-style-name="List_20_Paragraph" style:list-style-name="WWNum3">
      <style:paragraph-properties fo:margin-top="0in" fo:margin-bottom="0in" style:contextual-spacing="true" fo:line-height="150%" fo:text-align="justify" style:justify-single-word="false"/>
    </style:style>
    <style:style style:name="P13" style:family="paragraph" style:parent-style-name="List_20_Paragraph">
      <style:paragraph-properties fo:margin-top="0in" fo:margin-bottom="0in" style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List_20_Paragraph" style:list-style-name="WWNum1">
      <style:paragraph-properties fo:margin-top="0in" fo:margin-bottom="0in" style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List_20_Paragraph" style:list-style-name="WWNum3">
      <style:paragraph-properties fo:margin-top="0in" fo:margin-bottom="0in" style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List_20_Paragraph" style:list-style-name="WWNum1">
      <style:paragraph-properties fo:margin-top="0in" fo:margin-bottom="0in" style:contextual-spacing="true" fo:line-height="150%" fo:text-align="justify" style:justify-single-word="false"/>
      <style:text-properties style:font-name="Times New Roman" fo:font-size="12pt" officeooo:rsid="001ec148" officeooo:paragraph-rsid="001ec148" style:font-size-asian="12pt" style:font-name-complex="Times New Roman1" style:font-size-complex="12pt"/>
    </style:style>
    <style:style style:name="P17" style:family="paragraph" style:parent-style-name="List_20_Paragraph" style:list-style-name="WWNum3">
      <style:paragraph-properties fo:margin-top="0in" fo:margin-bottom="0in" style:contextual-spacing="true" fo:line-height="150%" fo:text-align="justify" style:justify-single-word="false"/>
      <style:text-properties style:font-name="Times New Roman" fo:font-size="12pt" fo:font-weight="normal" officeooo:rsid="00298b63" officeooo:paragraph-rsid="00298b63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28pt" fo:font-weight="bold" style:font-size-asian="28pt" style:font-weight-asian="bold" style:font-name-complex="Times New Roman1" style:font-size-complex="28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font-weight="normal" officeooo:rsid="001ab38a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 style:list-style-name="WWNum3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font-weight="normal" officeooo:rsid="001cf995" officeooo:paragraph-rsid="001cf995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 style:list-style-name="WWNum3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font-weight="normal" officeooo:rsid="001e9daf" officeooo:paragraph-rsid="001e9daf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left="1.5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font-weight="bold" officeooo:paragraph-rsid="00223210" style:font-size-asian="12pt" style:font-weight-asian="bold" style:font-name-complex="Times New Roman1" style:font-size-complex="12pt" style:font-weight-complex="bold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-color="#ffffff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e9daf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ec148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16332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none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officeooo:rsid="001b2396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font-weight="bold" officeooo:rsid="001e9daf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officeooo:rsid="00216332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bold" officeooo:rsid="002421cf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1ab38a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font-weight="normal" officeooo:rsid="001cf995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normal" officeooo:rsid="001ec148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font-weight="normal" officeooo:rsid="0020af85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font-weight="normal" officeooo:rsid="0021a98f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font-weight="normal" officeooo:rsid="00223210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font-weight="normal" officeooo:rsid="002421cf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font-weight="normal" officeooo:rsid="00248e46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font-weight="normal" officeooo:rsid="00250762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font-weight="normal" officeooo:rsid="0026a4ef" style:font-size-asian="12pt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23" style:family="text">
      <style:text-properties style:font-name="Times New Roman" fo:font-size="12pt" style:text-underline-style="solid" style:text-underline-width="auto" style:text-underline-color="font-color" fo:font-weight="bold" officeooo:rsid="001ec148" style:font-size-asian="12pt" style:font-weight-asian="bold" style:font-name-complex="Times New Roman1" style:font-size-complex="12pt" style:font-weight-complex="bold"/>
    </style:style>
    <style:style style:name="T24" style:family="text">
      <style:text-properties style:font-name="Times New Roman" fo:font-size="12pt" style:text-underline-style="solid" style:text-underline-width="auto" style:text-underline-color="font-color" fo:font-weight="bold" officeooo:rsid="0026a4ef" style:font-size-asian="12pt" style:font-weight-asian="bold" style:font-name-complex="Times New Roman1" style:font-size-complex="12pt" style:font-weight-complex="bold"/>
    </style:style>
    <style:style style:name="T25" style:family="text">
      <style:text-properties officeooo:rsid="002b2242"/>
    </style:style>
    <style:style style:name="gr1" style:family="graphic">
      <style:graphic-properties draw:fill-color="#000000" draw:textarea-horizontal-align="justify" draw:textarea-vertical-align="middle" draw:auto-grow-height="false" fo:min-height="0.0429in" fo:min-width="0.0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1417in" fo:min-width="0.1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egan Kern</text:p>
      <text:p text:style-name="P3"><text:a xlink:type="simple" xlink:href="mailto:ai@megankern.com" text:style-name="Internet_20_link" text:visited-style-name="Visited_20_Internet_20_Link"><text:span text:style-name="Internet_20_link"><text:span text:style-name="T1">ai@megankern.com</text:span></text:span></text:a><text:span text:style-name="T1"> <text:s text:c="2"/>(334)-333-0578 <text:s text:c="2"/></text:span><text:a xlink:type="simple" xlink:href="https://github.com/MeganKern?tab=repositories" text:style-name="Internet_20_link" text:visited-style-name="Visited_20_Internet_20_Link"><text:span text:style-name="Internet_20_link"><text:span text:style-name="T1">GitHub</text:span></text:span></text:a><text:span text:style-name="Internet_20_link"><text:span text:style-name="T5"> </text:span></text:span></text:p>
      <text:p text:style-name="P6"/>
      <text:p text:style-name="P4"><text:span text:style-name="T6">EDUCATION</text:span><text:span text:style-name="T1"><text:tab/></text:span><text:span text:style-name="T6">Birmingham Southern College<text:tab/><text:tab/><text:tab/><text:tab/><text:tab/><text:tab/> <text:s text:c="6"/></text:span><text:span text:style-name="T1">May 2021</text:span></text:p>
      <text:list xml:id="list572634856" text:style-name="WWNum1">
        <text:list-item>
          <text:p text:style-name="P14">B.S. in Mathematics (GPA: 3.524)</text:p>
        </text:list-item>
        <text:list-item>
          <text:p text:style-name="P11"><text:span text:style-name="T1">Substantial science coursework </text:span><text:span text:style-name="T3">in addition to mathematics.</text:span></text:p>
          <text:list>
            <text:list-item>
              <text:p text:style-name="P14">General Physics I, General Physics II, Special Relativity</text:p>
            </text:list-item>
            <text:list-item>
              <text:p text:style-name="P14">General Chemistry, Organic Chemistry I, Organic Chemistry II</text:p>
            </text:list-item>
            <text:list-item>
              <text:p text:style-name="P14">Organismal Biology, Cell and Molecular Biology, Genetics</text:p>
            </text:list-item>
            <text:list-item>
              <text:p text:style-name="P16">Psychology, Sociology</text:p>
            </text:list-item>
          </text:list>
        </text:list-item>
      </text:list>
      <text:p text:style-name="P6"/>
      <text:p text:style-name="P4"><text:span text:style-name="T6">PROJECTS<text:tab/><text:tab/></text:span><text:span text:style-name="T8">Exploratory Data Analysis and </text:span><text:span text:style-name="T10">Neural Network Classifier</text:span></text:p>
      <text:list xml:id="list1199019036" text:style-name="WWNum3">
        <text:list-item>
          <text:p text:style-name="P12"><text:span text:style-name="T1">Modified missing values with consideration for changes to feature distribution</text:span><text:span text:style-name="T6">.</text:span></text:p>
        </text:list-item>
        <text:list-item>
          <text:p text:style-name="P15">Implemented binary classifier with PyTorch lightning.</text:p>
        </text:list-item>
        <text:list-item>
          <text:p text:style-name="P15">Wrapped model in Ray Tune to search hyperparameter space.</text:p>
        </text:list-item>
        <text:list-item>
          <text:p text:style-name="P12"><text:span text:style-name="T2">Model metrics visualized</text:span><text:span text:style-name="T1"> </text:span><text:span text:style-name="T2">and </text:span><text:span text:style-name="T1">discussed.</text:span></text:p>
        </text:list-item>
      </text:list>
      <text:p text:style-name="P13"/>
      <text:p text:style-name="P1"><text:span text:style-name="T1"><text:tab/><text:tab/></text:span><text:span text:style-name="T9">NLP</text:span><text:span text:style-name="T4"> </text:span><text:span text:style-name="T9">Model Fine-Tuned on Domain Specific Data For Clustering</text:span></text:p>
      <text:list xml:id="list165201778435101" text:continue-numbering="true" text:style-name="WWNum3">
        <text:list-item>
          <text:p text:style-name="P17">Web scraped Physics papers from arXiv</text:p>
        </text:list-item>
        <text:list-item>
          <text:p text:style-name="P17">Fine-tuned s-BERT using Hugging Face and PyTorch Lightning libraries </text:p>
        </text:list-item>
        <text:list-item>
          <text:p text:style-name="P17">Clustered sentence embedding<text:span text:style-name="T25">s</text:span> with K-means using scikit-learn</text:p>
        </text:list-item>
      </text:list>
      <text:p text:style-name="P2"/>
      <text:p text:style-name="P7"><text:span text:style-name="T6">SKILLS<text:tab/><text:tab/></text:span><text:span text:style-name="T22">Languages / Libraries</text:span><text:span text:style-name="T1">: Python, PyTorch Lightning, Pandas, NumPy, scikit-learn</text:span><text:span text:style-name="T11">. </text:span><text:span text:style-name="T12">Will <text:tab/><text:tab/><text:tab/>quickly self teach any additional languages needed.</text:span></text:p>
      <text:p text:style-name="P19"/>
      <text:p text:style-name="P8"><text:span text:style-name="T23">Machine Learning</text:span><text:span text:style-name="T14">: </text:span><text:span text:style-name="T17">Will </text:span><text:span text:style-name="T18">create </text:span><text:span text:style-name="T19">or build upon</text:span><text:span text:style-name="T17"> data pipeline, </text:span><text:span text:style-name="T19">model, </text:span><text:span text:style-name="T18">model versioning, and metric tracking.</text:span><text:span text:style-name="T16"> </text:span><text:span text:style-name="T18">The</text:span><text:span text:style-name="T17"> simplest model </text:span><text:span text:style-name="T18">still </text:span><text:span text:style-name="T17">meet</text:span><text:span text:style-name="T18">ing</text:span><text:span text:style-name="T17"> objectives </text:span><text:span text:style-name="T18">is preferred</text:span><text:span text:style-name="T17">.</text:span></text:p>
      <text:p text:style-name="P22"/>
      <text:p text:style-name="P9"><text:span text:style-name="T24">Experiments</text:span><text:span text:style-name="T11">: </text:span><text:span text:style-name="T20">Will identify opportunity, design experiments, and analyze results based on </text:span><text:span text:style-name="T21">exploring </text:span><text:span text:style-name="T20">metrics, </text:span><text:span text:style-name="T21">potential false</text:span><text:span text:style-name="T20"> assumptions, and opportunity cost to implement.</text:span></text:p>
      <text:p text:style-name="P10"/>
      <text:p text:style-name="P5"><draw:custom-shape text:anchor-type="paragraph" draw:z-index="0" draw:name="Shape1" draw:style-name="gr2" draw:text-style-name="P24" svg:width="0.1516in" svg:height="0.1421in" svg:x="1.4484in" svg:y="0.0346in"><text:p/><draw:enhanced-geometry svg:viewBox="0 0 21600 21600" draw:type="rectangle" draw:enhanced-path="M 0 0 L 21600 0 21600 21600 0 21600 0 0 Z N"/></draw:custom-shape><draw:custom-shape text:anchor-type="paragraph" draw:z-index="1" draw:name="Shape2" draw:style-name="gr1" draw:text-style-name="P23" svg:width="0.0614in" svg:height="0.0614in" svg:x="1.5028in" svg:y="0.0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VALUES</text:span><text:span text:style-name="T6"><text:tab/><text:tab/> <text:s text:c="3"/></text:span><text:span text:style-name="T11"><text:s text:c="2"/></text:span><text:span text:style-name="T15">Ideas start from</text:span><text:span text:style-name="T14"> </text:span><text:span text:style-name="T15">potential for </text:span><text:span text:style-name="T14">b</text:span><text:span text:style-name="T13">usiness </text:span><text:span text:style-name="T14">impact</text:span><text:span text:style-name="T13"> </text:span><text:span text:style-name="T14">then </text:span><text:span text:style-name="T15">are explored with</text:span><text:span text:style-name="T14"> curiosity</text:span><text:span text:style-name="T13">.</text:span></text:p>
      <text:list xml:id="list165201572874603" text:continue-numbering="true" text:style-name="WWNum3">
        <text:list-item>
          <text:p text:style-name="P20">Well documented code written to maximize reuse cases.</text:p>
        </text:list-item>
        <text:list-item>
          <text:p text:style-name="P21">Concise data visualizations catered to technical and non-technical audience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6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ern, Megan</meta:initial-creator>
    <meta:editing-cycles>23</meta:editing-cycles>
    <meta:creation-date>2021-05-20T20:13:00</meta:creation-date>
    <dc:date>2021-08-07T16:51:35.982000000</dc:date>
    <meta:editing-duration>P7DT5H45M51S</meta:editing-duration>
    <meta:generator>LibreOffice/7.1.5.2$Windows_X86_64 LibreOffice_project/85f04e9f809797b8199d13c421bd8a2b025d52b5</meta:generator>
    <meta:document-statistic meta:table-count="0" meta:image-count="0" meta:object-count="0" meta:page-count="1" meta:paragraph-count="24" meta:word-count="224" meta:character-count="1634" meta:non-whitespace-character-count="1417"/>
    <meta:user-defined meta:name="AppVersion">16.0000</meta:user-defined>
    <meta:template xlink:type="simple" xlink:actuate="onRequest" xlink:title="Normal.dotm" xlink:href=""/>
  </office:meta>
</office:document-meta>
</file>